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OCR A Extended" svg:font-family="'OCR A Extended'"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b4775" officeooo:paragraph-rsid="000b4775"/>
    </style:style>
    <style:style style:name="P2" style:family="paragraph" style:parent-style-name="Standard">
      <style:text-properties officeooo:rsid="000bdfc8" officeooo:paragraph-rsid="000bdfc8"/>
    </style:style>
    <style:style style:name="P3" style:family="paragraph" style:parent-style-name="Standard">
      <style:text-properties officeooo:rsid="000d3992" officeooo:paragraph-rsid="000d3992"/>
    </style:style>
    <style:style style:name="P4" style:family="paragraph" style:parent-style-name="Standard">
      <style:text-properties officeooo:rsid="000dabda" officeooo:paragraph-rsid="000dabda"/>
    </style:style>
    <style:style style:name="P5" style:family="paragraph" style:parent-style-name="Standard">
      <style:text-properties officeooo:rsid="0010820e" officeooo:paragraph-rsid="0010820e"/>
    </style:style>
    <style:style style:name="P6" style:family="paragraph" style:parent-style-name="Standard">
      <style:text-properties officeooo:rsid="0018712b" officeooo:paragraph-rsid="0018712b"/>
    </style:style>
    <style:style style:name="P7" style:family="paragraph" style:parent-style-name="Standard">
      <style:text-properties officeooo:rsid="000d8eac" officeooo:paragraph-rsid="000d8eac"/>
    </style:style>
    <style:style style:name="P8" style:family="paragraph" style:parent-style-name="Standard">
      <style:text-properties officeooo:rsid="0019fd94" officeooo:paragraph-rsid="0019fd94"/>
    </style:style>
    <style:style style:name="P9" style:family="paragraph" style:parent-style-name="Standard">
      <style:text-properties officeooo:rsid="001afb76" officeooo:paragraph-rsid="001afb76"/>
    </style:style>
    <style:style style:name="P10" style:family="paragraph" style:parent-style-name="Standard">
      <style:text-properties officeooo:rsid="001d5b48" officeooo:paragraph-rsid="001d5b48"/>
    </style:style>
    <style:style style:name="P11" style:family="paragraph" style:parent-style-name="Standard">
      <style:text-properties officeooo:rsid="001e4b66" officeooo:paragraph-rsid="001e4b66"/>
    </style:style>
    <style:style style:name="P12" style:family="paragraph" style:parent-style-name="Standard">
      <style:text-properties officeooo:rsid="001ed7ee" officeooo:paragraph-rsid="001ed7ee"/>
    </style:style>
    <style:style style:name="P13" style:family="paragraph" style:parent-style-name="Heading_20_2" style:list-style-name=""/>
    <style:style style:name="P14" style:family="paragraph" style:parent-style-name="Heading_20_2">
      <style:paragraph-properties fo:break-before="page"/>
    </style:style>
    <style:style style:name="P15" style:family="paragraph" style:parent-style-name="Standard" style:list-style-name="L1">
      <style:text-properties officeooo:rsid="000b4775" officeooo:paragraph-rsid="000b4775"/>
    </style:style>
    <style:style style:name="P16" style:family="paragraph" style:parent-style-name="Standard" style:list-style-name="L2">
      <style:text-properties officeooo:rsid="000b4775" officeooo:paragraph-rsid="000b4775"/>
    </style:style>
    <style:style style:name="P17" style:family="paragraph" style:parent-style-name="Standard" style:list-style-name="L3">
      <style:text-properties officeooo:rsid="001ed7ee" officeooo:paragraph-rsid="001ed7ee"/>
    </style:style>
    <style:style style:name="P18" style:family="paragraph" style:parent-style-name="Heading_20_1">
      <style:paragraph-properties fo:break-before="page"/>
      <style:text-properties officeooo:rsid="000d3992" officeooo:paragraph-rsid="000d3992"/>
    </style:style>
    <style:style style:name="T1" style:family="text">
      <style:text-properties officeooo:rsid="000d8eac"/>
    </style:style>
    <style:style style:name="T2" style:family="text">
      <style:text-properties fo:font-weight="bold" style:font-weight-asian="bold" style:font-weight-complex="bold"/>
    </style:style>
    <style:style style:name="T3" style:family="text">
      <style:text-properties fo:font-weight="bold" officeooo:rsid="00163ff1" style:font-weight-asian="bold" style:font-weight-complex="bold"/>
    </style:style>
    <style:style style:name="T4" style:family="text">
      <style:text-properties officeooo:rsid="0010820e"/>
    </style:style>
    <style:style style:name="T5" style:family="text">
      <style:text-properties officeooo:rsid="001146a3"/>
    </style:style>
    <style:style style:name="T6" style:family="text">
      <style:text-properties officeooo:rsid="00133909"/>
    </style:style>
    <style:style style:name="T7" style:family="text">
      <style:text-properties officeooo:rsid="00163ff1"/>
    </style:style>
    <style:style style:name="T8" style:family="text">
      <style:text-properties officeooo:rsid="001b1bde"/>
    </style:style>
    <style:style style:name="T9" style:family="text">
      <style:text-properties officeooo:rsid="001d5b48"/>
    </style:style>
    <style:style style:name="T10" style:family="text">
      <style:text-properties officeooo:rsid="001e4b66"/>
    </style:style>
    <style:style style:name="T11" style:family="text">
      <style:text-properties officeooo:rsid="001f2d1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rupo AIA</text:p>
      <text:p text:style-name="P1"/>
      <text:h text:style-name="Heading_20_1" text:outline-level="1">Problema</text:h>
      <text:p text:style-name="P1"/>
      <text:p text:style-name="P1">1. Leer y cargar todos los nombres del archivo first10000.txt, omitiendo la primera línea.</text:p>
      <text:p text:style-name="P1"/>
      <text:p text:style-name="P1">2. Por cada nombre en el archivo (columna), tomar la correspondiente página de Wikipedia, construyendo así la url:</text:p>
      <text:p text:style-name="P1"/>
      <text:p text:style-name="P1"><text:a xlink:type="simple" xlink:href="https://en.wikipedia.org/wiki/+NOMBRE" text:style-name="Internet_20_link" text:visited-style-name="Visited_20_Internet_20_Link">https://en.wikipedia.org/wiki/+NOMBRE</text:a></text:p>
      <text:p text:style-name="P1"/>
      <text:p text:style-name="P1">3. Por cada página de Wikipedia, extraer y analizar:</text:p>
      <text:p text:style-name="P1"/>
      <text:list xml:id="list137731537" text:style-name="L1">
        <text:list-item>
          <text:p text:style-name="P15">Título de la página</text:p>
        </text:list-item>
        <text:list-item>
          <text:p text:style-name="P15">Última fecha de modificación<text:tab/> (ubicada al final de la página)</text:p>
        </text:list-item>
      </text:list>
      <text:p text:style-name="P1"/>
      <text:p text:style-name="P1">4. Generar un CSV con las siguientes columnas:</text:p>
      <text:p text:style-name="P1"/>
      <text:p text:style-name="P1">url;name;title;last modification</text:p>
      <text:p text:style-name="P1"/>
      <text:list xml:id="list192501005" text:style-name="L2">
        <text:list-item>
          <text:p text:style-name="P16">url es la url de Wikipedia</text:p>
        </text:list-item>
        <text:list-item>
          <text:p text:style-name="P16">name es el nombre leído del archivo txt</text:p>
        </text:list-item>
        <text:list-item>
          <text:p text:style-name="P16">title es el título de la página de Wikipedia</text:p>
        </text:list-item>
        <text:list-item>
          <text:p text:style-name="P16">last modification es la última fecha de modificación de la página</text:p>
        </text:list-item>
      </text:list>
      <text:p text:style-name="P1"/>
      <text:p text:style-name="P1">Formato de entrega:</text:p>
      <text:p text:style-name="P1"/>
      <text:p text:style-name="P1">Artefacto Maven con código testeado y documentado</text:p>
      <text:p text:style-name="P1">Test con ejemplo de la ejecución</text:p>
      <text:p text:style-name="P1">¿Cuántas páginas de Wikipedia fueron modificadas durante este año?</text:p>
      <text:p text:style-name="P1"/>
      <text:p text:style-name="P1"/>
      <text:h text:style-name="P18" text:outline-level="1">Análisis</text:h>
      <text:p text:style-name="P1">Tras examinar el txt, se comprueban que aparecen muchos signos de puntuación. Se verifica que <text:span text:style-name="T2">no está totalmente ordenado alfabéticamente</text:span>, utilizando Visual Studio Code Editor. Con la misma herramienta, se <text:span text:style-name="T7">verifica</text:span> que <text:span text:style-name="T3">no </text:span><text:span text:style-name="T2">existen líneas duplicadas</text:span>.</text:p>
      <text:p text:style-name="P1"/>
      <text:p text:style-name="P2">Se comprueba que, a pesar de los signos de puntuación, parece ser que encuentra todas las páginas (pendiente verificar si <text:span text:style-name="T1">esto ocurre en</text:span> todas las líneas del archivo). Parece <text:span text:style-name="T1">ser </text:span>que existen redirecciona<text:span text:style-name="T6">m</text:span>ientos, porque algunas palabras acaban transformándose en otras cuando <text:span text:style-name="T1">se </text:span>expande la url <text:span text:style-name="T1">de Wikipedia.</text:span></text:p>
      <text:p text:style-name="P2"/>
      <text:p text:style-name="P3">Conclusión: tomaremos todas las líneas del archivo, y utilizaremos cada una de ellas como palabra de búsqueda, pero en un primer test intentaremos averiguar si hay alguna que no encuentre, y lo reportaremos.</text:p>
      <text:p text:style-name="P3"/>
      <text:p text:style-name="P3">Existen dos formas de cargar un archivo txt: leer línea a línea, o cargarlo mediante una sola lectura. Evaluaremos cual de las dos formas es más óptima en cuanto a rendimiento.</text:p>
      <text:p text:style-name="P5"/>
      <text:p text:style-name="P3">Lo normal sería utilizar una lista <text:span text:style-name="T4">(o un set, para no contemplar duplicados) </text:span>para guardar todas las ocurrencias, pero también podemos crear una lista enlazada (o una cola) de objetos que ya contengan todos los atributos que necesitaremos para generar el CSV. Haremos diversas pruebas,<text:span text:style-name="T1">iento, probaremos alguna de estas herramientas: teniendo en cuenta que el ArrayDeque tiene fama de ser el genérico de colección más rápido en Java.</text:span></text:p>
      <text:p text:style-name="P3"/>
      <text:p text:style-name="P6">Después de avanzar un poco en la resolución del problema, se estima que la estructura de datos utilizada no tiene excesiva importancia, porque el mayor consumo de tiempo proviene del “scraping” que tenemos que hacer en Wikipedia.</text:p>
      <text:p text:style-name="P6"/>
      <text:p text:style-name="P6">Se observa que es conveniente eliminar duplicados, porque las url finales e incluso el título se repiten en ocasiones. Esos registros se desprecian, pero se almacenan en CSVs alternativos: uno para los duplicados, y otro para las páginas inexistentes (que también hay).</text:p>
      <text:p text:style-name="P3"/>
      <text:p text:style-name="P8">Hay que hacer cierta limpieza al generar el CSV, porque muchos datos contienen comillas dobles o simples, espacios, e incluso comas.</text:p>
      <text:p text:style-name="P8"/>
      <text:p text:style-name="P9">El consumo de memoria de las listas utilizadas como control también es importante, pero tolerable. Si hubiera que procesar más datos, tal vez habría que plantearse no almacenar la lista de nodos correctos, y así ahorraríamos bastante memoria.</text:p>
      <text:p text:style-name="P7"/>
      <text:p text:style-name="P4"><text:span text:style-name="T8">Datos de rendimiento</text:span>, con Spring AOP:</text:p>
      <text:p text:style-name="P4"/>
      <text:p text:style-name="P4"><text:a xlink:type="simple" xlink:href="https://www.baeldung.com/spring-performance-logging" text:style-name="Internet_20_link" text:visited-style-name="Visited_20_Internet_20_Link">https://www.baeldung.com/spring-performance-logging</text:a></text:p>
      <text:p text:style-name="P4"/>
      <text:p text:style-name="P4"/>
      <text:h text:style-name="P13" text:outline-level="2"/>
      <text:h text:style-name="P14" text:outline-level="2">Primera aproximación <text:span text:style-name="T5">(processWiki)</text:span></text:h>
      <text:p text:style-name="P5"/>
      <text:p text:style-name="P5">Lectura del archivo y almacenamiento <text:span text:style-name="T9">de los nodos correctos en una lista.</text:span></text:p>
      <text:p text:style-name="P5"/>
      <text:p text:style-name="P10">Los nodos duplicados <text:span text:style-name="T10">y las páginas no encontradas también se almacenan en sendas listas.</text:span></text:p>
      <text:p text:style-name="P10"/>
      <text:p text:style-name="P12">Estas tres listas son volcadas al final en tres diferentes CSVs:</text:p>
      <text:p text:style-name="P12"/>
      <text:list xml:id="list3177814664" text:style-name="L3">
        <text:list-item>
          <text:p text:style-name="P17"><text:span text:style-name="T11">Processed</text:span>.csv: contiene todas las páginas leídas correctamente</text:p>
        </text:list-item>
        <text:list-item>
          <text:p text:style-name="P17">Duplicates.csv: contiene registros que identifican páginas que han resultado duplicadas</text:p>
        </text:list-item>
        <text:list-item>
          <text:p text:style-name="P17">NotFound.csv: sus registros indican búsquedas que no dieron ningún resultado</text:p>
        </text:list-item>
      </text:list>
      <text:p text:style-name="P10"/>
      <text:p text:style-name="P11">Se utilizan dos sets para comprobar los duplicados: uno para las urls, y otro para los títulos de las páginas.</text:p>
      <text:p text:style-name="P10"/>
      <text:p text:style-name="P10"/>
      <text:p text:style-name="P5"/>
      <text:p text:style-name="P5"><text:a xlink:type="simple" xlink:href="https://www.geeksforgeeks.org/set-in-java/" text:style-name="Internet_20_link" text:visited-style-name="Visited_20_Internet_20_Link">https://www.geeksforgeeks.org/set-in-java/</text:a></text:p>
      <text:p text:style-name="P5"/>
      <text:p text:style-name="P5"/>
      <text:h text:style-name="Heading_20_3" text:outline-level="3">Web scraping</text:h>
      <text:p text:style-name="P5"/>
      <text:p text:style-name="P5"><text:a xlink:type="simple" xlink:href="https://ksah.in/introduction-to-web-scraping-with-java/" text:style-name="Internet_20_link" text:visited-style-name="Visited_20_Internet_20_Link">https://ksah.in/introduction-to-web-scraping-with-java/</text:a></text:p>
      <text:p text:style-name="P5"/>
      <text:p text:style-name="P5"><text:a xlink:type="simple" xlink:href="https://stackabuse.com/web-scraping-the-java-way/" text:style-name="Internet_20_link" text:visited-style-name="Visited_20_Internet_20_Link">https://stackabuse.com/web-scraping-the-java-way/</text:a></text:p>
      <text:p text:style-name="P5"/>
      <text:p text:style-name="P5"/>
      <text:p text:style-name="P2"/>
      <text:p text:style-name="P2"/>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OCR A Extended" svg:font-family="'OCR A Extended'"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efault" style:family="paragraph" style:default-outline-level="">
      <style:paragraph-properties fo:text-align="start" style:justify-single-word="false"/>
      <style:text-properties fo:color="#000000" style:font-name="OCR A Extended" fo:font-family="'OCR A Extended'" style:font-family-generic="roman" style:font-pitch="variable" fo:font-size="12pt"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1T09:59:00</meta:creation-date>
    <dc:title>MANUAL DE BIENVENIDA</dc:title>
    <meta:initial-creator>Oscar Mejîas Fraile</meta:initial-creator>
    <dc:date>2019-06-05T11:45:14.523000000</dc:date>
    <meta:editing-duration>PT9H33M22S</meta:editing-duration>
    <meta:editing-cycles>25</meta:editing-cycles>
    <meta:generator>LibreOffice/6.2.2.2$Windows_X86_64 LibreOffice_project/2b840030fec2aae0fd2658d8d4f9548af4e3518d</meta:generator>
    <meta:document-statistic meta:table-count="0" meta:image-count="0" meta:object-count="0" meta:page-count="3" meta:paragraph-count="42" meta:word-count="590" meta:character-count="3905" meta:non-whitespace-character-count="3365"/>
  </office:meta>
</office:document-meta>
</file>